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191" officeooo:paragraph-rsid="00025191"/>
    </style:style>
    <style:style style:name="P2" style:family="paragraph" style:parent-style-name="Standard">
      <style:text-properties officeooo:rsid="0002f31a" officeooo:paragraph-rsid="0002f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</text:p>
      <text:p text:style-name="P2">si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7:11:29.593798947</meta:creation-date>
    <dc:date>2021-03-08T17:15:22.275766523</dc:date>
    <meta:editing-duration>PT5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" meta:character-count="10" meta:non-whitespace-character-count="9"/>
  </office:meta>
</office:document-meta>
</file>